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mm"/>
    </style:style>
    <style:style style:name="co2" style:family="table-column">
      <style:table-column-properties fo:break-before="auto" style:column-width="5.24mm"/>
    </style:style>
    <style:style style:name="co3" style:family="table-column">
      <style:table-column-properties fo:break-before="auto" style:column-width="49.99mm"/>
    </style:style>
    <style:style style:name="co4" style:family="table-column">
      <style:table-column-properties fo:break-before="auto" style:column-width="5.63mm"/>
    </style:style>
    <style:style style:name="co5" style:family="table-column">
      <style:table-column-properties fo:break-before="auto" style:column-width="45.51mm"/>
    </style:style>
    <style:style style:name="co6" style:family="table-column">
      <style:table-column-properties fo:break-before="auto" style:column-width="4.27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50.96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5.04mm"/>
    </style:style>
    <style:style style:name="co11" style:family="table-column">
      <style:table-column-properties fo:break-before="auto" style:column-width="45.12mm"/>
    </style:style>
    <style:style style:name="co13" style:family="table-column">
      <style:table-column-properties fo:break-before="auto" style:column-width="3.49mm"/>
    </style:style>
    <style:style style:name="co14" style:family="table-column">
      <style:table-column-properties fo:break-before="auto" style:column-width="30.14mm"/>
    </style:style>
    <style:style style:name="co12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117.3mm"/>
    </style:style>
    <style:style style:name="co16" style:family="table-column">
      <style:table-column-properties fo:break-before="auto" style:column-width="60.87mm"/>
    </style:style>
    <style:style style:name="co17" style:family="table-column">
      <style:table-column-properties fo:break-before="auto" style:column-width="39.48mm"/>
    </style:style>
    <style:style style:name="co18" style:family="table-column">
      <style:table-column-properties fo:break-before="auto" style:column-width="12.24mm"/>
    </style:style>
    <style:style style:name="co19" style:family="table-column">
      <style:table-column-properties fo:break-before="auto" style:column-width="32.28mm"/>
    </style:style>
    <style:style style:name="co20" style:family="table-column">
      <style:table-column-properties fo:break-before="auto" style:column-width="114.56mm"/>
    </style:style>
    <style:style style:name="co21" style:family="table-column">
      <style:table-column-properties fo:break-before="auto" style:column-width="7.78mm"/>
    </style:style>
    <style:style style:name="co22" style:family="table-column">
      <style:table-column-properties fo:break-before="auto" style:column-width="34.63mm"/>
    </style:style>
    <style:style style:name="co23" style:family="table-column">
      <style:table-column-properties fo:break-before="auto" style:column-width="113.21mm"/>
    </style:style>
    <style:style style:name="co24" style:family="table-column">
      <style:table-column-properties fo:break-before="auto" style:column-width="46.28mm"/>
    </style:style>
    <style:style style:name="co25" style:family="table-column">
      <style:table-column-properties fo:break-before="auto" style:column-width="8.55mm"/>
    </style:style>
    <style:style style:name="co26" style:family="table-column">
      <style:table-column-properties fo:break-before="auto" style:column-width="44.93mm"/>
    </style:style>
    <style:style style:name="co27" style:family="table-column">
      <style:table-column-properties fo:break-before="auto" style:column-width="257.3mm"/>
    </style:style>
    <style:style style:name="co28" style:family="table-column">
      <style:table-column-properties fo:break-before="auto" style:column-width="45.07mm"/>
    </style:style>
    <style:style style:name="co30" style:family="table-column">
      <style:table-column-properties fo:break-before="auto" style:column-width="13.6mm"/>
    </style:style>
    <style:style style:name="co31" style:family="table-column">
      <style:table-column-properties fo:break-before="auto" style:column-width="32.09mm"/>
    </style:style>
    <style:style style:name="co32" style:family="table-column">
      <style:table-column-properties fo:break-before="auto" style:column-width="112.43mm"/>
    </style:style>
    <style:style style:name="ro1" style:family="table-row">
      <style:table-row-properties style:row-height="2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2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size="8pt" style:font-size-asian="8pt" style:font-size-complex="8pt"/>
    </style:style>
    <style:style style:name="ce10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text-position="" style:font-name="Arial" style:font-name-asian="Droid Sans Fallback" style:font-name-complex="FreeSans"/>
    </style:style>
    <style:style style:name="ce11" style:family="table-cell" style:parent-style-name="Default">
      <style:text-properties style:text-position="" style:font-name="Arial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style:text-position="" fo:font-size="8pt" style:font-size-asian="8pt" style:font-size-complex="8pt"/>
    </style:style>
    <style:style style:name="ce1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text-position="" style:font-name="Arial"/>
    </style:style>
    <style:style style:name="ce15" style:family="table-cell" style:parent-style-name="Default">
      <style:table-cell-properties style:vertical-align="bottom"/>
      <style:text-properties style:text-position=""/>
    </style:style>
    <style:style style:name="ce16" style:family="table-cell" style:parent-style-name="Default">
      <style:table-cell-properties fo:background-color="#cccccc"/>
      <style:text-properties style:text-position=""/>
    </style:style>
    <style:style style:name="ce2" style:family="table-cell" style:parent-style-name="Default">
      <style:table-cell-properties fo:background-color="transparent"/>
      <style:text-properties style:text-position="" style:font-name="Arial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83caff" fo:border-left="0.06pt solid #000000" fo:border-right="0.06pt solid #000000" fo:border-top="0.06pt solid #000000"/>
      <style:text-properties style:text-position=""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Arial" fo:font-size="10pt" fo:language="es" fo:country="C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text-position="" style:font-name="Arial"/>
    </style:style>
    <style:style style:name="ce6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text-position="" style:font-name="Arial"/>
    </style:style>
    <style:style style:name="ce8" style:family="table-cell" style:parent-style-name="Default">
      <style:text-properties style:text-position="" style:font-name="Arial"/>
    </style:style>
    <style:style style:name="ce9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ffff99"/>
      <style:text-properties style:text-position=""/>
    </style:style>
    <style:style style:name="ce20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8" style:family="table-cell" style:parent-style-name="Default"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83caff" fo:border-left="0.06pt solid #000000" fo:border-right="0.06pt solid #000000" fo:border-top="0.06pt solid #000000"/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/>
    </style:style>
    <style:style style:name="ce33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Arial"/>
    </style:style>
    <style:style style:name="ce35" style:family="table-cell" style:parent-style-name="Default">
      <style:text-properties style:font-name="Arial"/>
    </style:style>
    <style:style style:name="ce36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 style:font-name-asian="Droid Sans Fallback" style:font-name-complex="FreeSans"/>
    </style:style>
    <style:style style:name="ce38" style:family="table-cell" style:parent-style-name="Default">
      <style:text-properties style:font-name="Arial" fo:font-weight="bold" style:font-weight-asian="bold" style:font-weight-complex="bold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Arial"/>
    </style:style>
    <style:style style:name="ce42" style:family="table-cell" style:parent-style-name="Default">
      <style:table-cell-properties style:vertical-align="bottom"/>
    </style:style>
    <style:style style:name="ce43" style:family="table-cell" style:parent-style-name="Default">
      <style:table-cell-properties fo:background-color="#cccccc"/>
    </style:style>
    <style:style style:name="ce4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99"/>
    </style:style>
    <style:style style:name="ce47" style:family="table-cell" style:parent-style-name="Default">
      <style:text-properties style:font-name="Liberation Sans" style:font-name-asian="Droid Sans Fallback" style:font-name-complex="FreeSans"/>
    </style:style>
    <style:style style:name="ce48" style:family="table-cell" style:parent-style-name="Default" style:data-style-name="N99"/>
  </office:automatic-styles>
  <office:body>
    <office:spreadsheet>
      <table:table table:name="Tabla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5"/>
        <table:table-column table:style-name="co4" table:default-cell-style-name="ce2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, </text:p>
          </table:table-cell>
          <table:table-cell table:style-name="Default"/>
          <table:table-cell table:style-name="ce2"/>
          <table:table-cell/>
          <table:table-cell table:style-name="ce2" table:number-columns-repeated="3"/>
          <table:table-cell table:number-columns-repeated="5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vaca</text:p>
          </table:table-cell>
          <table:table-cell/>
          <table:table-cell table:style-name="ce2"/>
          <table:table-cell table:number-columns-repeated="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umero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mbre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dre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dre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partos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echa_nac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precio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endedor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echa_compra_vaca</text:p>
          </table:table-cell>
          <table:table-cell table:number-columns-repeated="2"/>
          <table:table-cell table:style-name="ce3" office:value-type="string" calcext:value-type="string">
            <text:p>tb_estado_vaca</text:p>
          </table:table-cell>
          <table:table-cell/>
          <table:table-cell table:style-name="ce1"/>
          <table:table-cell table:number-columns-repeated="4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rigen_vaca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numero_vaca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nseminada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estado_vaca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sexo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ciclos_lactancia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15"/>
          <table:table-cell/>
          <table:table-cell table:style-name="ce1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8"/>
          <table:table-cell table:number-columns-repeated="4"/>
          <table:table-cell table:style-name="ce1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7"/>
          <table:table-cell table:style-name="ce1"/>
          <table:table-cell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parto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ero_parto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ero_vaca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cha_parto</text:p>
          </table:table-cell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xo_cria</text:p>
          </table:table-cell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bservaciones</text:p>
          </table:table-cell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ultimo_partos</text:p>
          </table:table-cell>
          <table:table-cell/>
          <table:table-cell table:style-name="ce11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/>
          <table:table-cell table:style-name="ce8"/>
          <table:table-cell table:number-columns-repeated="7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inseminacion</text:p>
          </table:table-cell>
          <table:table-cell/>
          <table:table-cell table:style-name="ce8"/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cha_inseminacion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mbre_toro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mero_vaca</text:p>
          </table:table-cell>
          <table:table-cell/>
          <table:table-cell table:style-name="ce12"/>
          <table:table-cell table:style-name="ce8" table:number-columns-repeated="2"/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mbre_inseminador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ntidad_pajillas_puestas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umero_inseminacion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pario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pitio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peticiones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ultima_inseminacion</text:p>
          </table:table-cell>
          <table:table-cell/>
          <table:table-cell table:style-name="Default"/>
          <table:table-cell table:number-columns-repeated="7"/>
        </table:table-row>
        <table:table-row table:style-name="ro2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junta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esidente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icepresidente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orero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cretario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ocal1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vocal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vocal3</text:p>
          </table:table-cell>
          <table:table-cell/>
          <table:table-cell table:style-name="Default"/>
          <table:table-cell table:number-columns-repeated="7"/>
        </table:table-row>
        <table:table-row table:style-name="ro2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Hato</text:p>
          </table:table-cell>
          <table:table-cell/>
          <table:table-cell table:style-name="Default"/>
          <table:table-cell table:style-name="ce3" office:value-type="string" calcext:value-type="string">
            <text:p>tb_tipoactividad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hato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id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dsocio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ipo</text:p>
          </table:table-cell>
          <table:table-cell table:number-columns-repeated="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rneros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rneras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villos</text:p>
          </table:table-cell>
          <table:table-cell/>
          <table:table-cell table:style-name="Default"/>
          <table:table-cell table:style-name="ce3" office:value-type="string" calcext:value-type="string">
            <text:p>tb_Hatoctividad</text:p>
          </table:table-cell>
          <table:table-cell table:number-columns-repeated="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villas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idHatoActividad</text:p>
          </table:table-cell>
          <table:table-cell table:number-columns-repeated="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novillaspregnadas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idsocio</text:p>
          </table:table-cell>
          <table:table-cell table:number-columns-repeated="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toros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tipo</text:p>
          </table:table-cell>
          <table:table-cell table:number-columns-repeated="6"/>
        </table:table-row>
        <table:table-row table:style-name="ro2">
          <table:table-cell/>
          <table:table-cell table:style-name="Default" office:value-type="float" office:value="9" calcext:value-type="float">
            <text:p>9</text:p>
          </table:table-cell>
          <table:table-cell table:style-name="ce10" office:value-type="string" calcext:value-type="string">
            <text:p>vacas</text:p>
          </table:table-cell>
          <table:table-cell/>
          <table:table-cell table:style-name="Default"/>
          <table:table-cell table:number-columns-repeated="7"/>
        </table:table-row>
        <table:table-row table:style-name="ro2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Persona</text:p>
          </table:table-cell>
          <table:table-cell/>
          <table:table-cell table:style-name="Default"/>
          <table:table-cell table:style-name="ce3" office:value-type="string" calcext:value-type="string">
            <text:p>tbsociodireccion</text:p>
          </table:table-cell>
          <table:table-cell table:number-columns-repeated="2"/>
          <table:table-cell table:style-name="ce3" office:value-type="string" calcext:value-type="string">
            <text:p>tbsocioestado</text:p>
          </table:table-cell>
          <table:table-cell table:number-columns-repeated="2"/>
          <table:table-cell table:style-name="ce3" office:value-type="string" calcext:value-type="string">
            <text:p>tbsocio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Persona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ioi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socioestadoi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socioid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edula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socioprovincia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socioestadodetalle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sociocedula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bre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ociocanton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socionombre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rimerapellido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sociodistrito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socioprimerapellido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gundoapellido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sociopueblo</text:p>
          </table:table-cell>
          <table:table-cell table:number-columns-repeated="4"/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sociosegundoapellido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elcasa</text:p>
          </table:table-cell>
          <table:table-cell/>
          <table:table-cell table:style-name="ce13"/>
          <table:table-cell table:style-name="ce14"/>
          <table:table-cell table:number-columns-repeated="4"/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sociotelefono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telmovil</text:p>
          </table:table-cell>
          <table:table-cell/>
          <table:table-cell table:style-name="Default"/>
          <table:table-cell table:number-columns-repeated="5"/>
          <table:table-cell table:style-name="ce1" office:value-type="float" office:value="7" calcext:value-type="float">
            <text:p>7</text:p>
          </table:table-cell>
          <table:table-cell table:style-name="ce9" office:value-type="string" calcext:value-type="string">
            <text:p>sociocorreo</text:p>
          </table:table-cell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" office:value-type="float" office:value="8" calcext:value-type="float">
            <text:p>8</text:p>
          </table:table-cell>
          <table:table-cell table:style-name="ce16" office:value-type="string" calcext:value-type="string">
            <text:p>tipoactividadid</text:p>
          </table:table-cell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" office:value-type="float" office:value="9" calcext:value-type="float">
            <text:p>9</text:p>
          </table:table-cell>
          <table:table-cell table:style-name="ce16" table:formula="of:=[Tablas.I76]" office:value-type="string" office:string-value="fincatipoid" calcext:value-type="string">
            <text:p>fincatipoid</text:p>
          </table:table-cell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" office:value-type="float" office:value="10" calcext:value-type="float">
            <text:p>10</text:p>
          </table:table-cell>
          <table:table-cell table:style-name="ce16" office:value-type="string" calcext:value-type="string">
            <text:p>sociofechaingreso</text:p>
          </table:table-cell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finca</text:p>
          </table:table-cell>
          <table:table-cell table:style-name="Default" table:number-columns-repeated="2"/>
          <table:table-cell table:style-name="ce3" office:value-type="string" calcext:value-type="string">
            <text:p>tbfincadireccion</text:p>
          </table:table-cell>
          <table:table-cell table:number-columns-repeated="2"/>
          <table:table-cell table:style-name="ce3" office:value-type="string" calcext:value-type="string">
            <text:p>tbfincatipo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6" table:formula="of:=[Tablas.I65]" office:value-type="string" office:string-value="socioestadoid" calcext:value-type="string">
            <text:p>socioestadoid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ncaid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fincai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fincatipoid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[Tablas.L65]" office:value-type="string" office:string-value="socioid" calcext:value-type="string">
            <text:p>socioid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fincaprovincia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fincatiponombr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incaarea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fincacanton</text:p>
          </table:table-cell>
          <table:table-cell/>
          <table:table-cell table:style-name="ce1"/>
          <table:table-cell table:style-name="ce5"/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ncacantidadbobinos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fincadistrito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3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fincapueblo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3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fincaexacta</text:p>
          </table:table-cell>
          <table:table-cell table:number-columns-repeated="6"/>
        </table:table-row>
      </table:table>
      <table:table table:name="parto" table:style-name="ta1"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5">
          <table:table-cell table:number-columns-repeated="6"/>
        </table:table-row>
        <table:table-row table:style-name="ro2">
          <table:table-cell/>
          <table:table-cell office:value-type="string" calcext:value-type="string">
            <text:p>CRUD Parto</text:p>
          </table:table-cell>
          <table:table-cell table:style-name="ce18" office:value-type="string" calcext:value-type="string">
            <text:p>Catalogo Nuevo Parto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update</text:p>
          </table:table-cell>
          <table:table-cell table:formula="of:=[Tablas.C24]" office:value-type="string" office:string-value="ultimo_partos" calcext:value-type="string">
            <text:p>ultimo_partos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insert</text:p>
          </table:table-cell>
          <table:table-cell table:formula="of:=CONCATENATE([Tablas.C20]; ;&quot;, &quot;; [Tablas.C21]; ;&quot;, &quot;; [Tablas.C22]; ;&quot;, &quot;; [Tablas.C23]; ;&quot;, &quot;; [Tablas.C24] )" office:value-type="string" office:string-value="numero_vaca, fecha_parto, sexo_cria, observaciones, ultimo_partos" calcext:value-type="string">
            <text:p>numero_vaca, fecha_parto, sexo_cria, observaciones, ultimo_partos</text:p>
          </table:table-cell>
          <table:table-cell/>
          <table:table-cell table:style-name="ce19" office:value-type="string" calcext:value-type="string">
            <text:p>inserto dos registros</text:p>
          </table:table-cell>
        </table:table-row>
        <table:table-row table:style-name="ro2">
          <table:table-cell/>
          <table:table-cell table:formula="of:=[Tablas.C28]" office:value-type="string" office:string-value="tb_inseminacion" calcext:value-type="string">
            <text:p>tb_inseminacion</text:p>
          </table:table-cell>
          <table:table-cell office:value-type="string" calcext:value-type="string">
            <text:p>update</text:p>
          </table:table-cell>
          <table:table-cell table:formula="of:=[Tablas.C35]" office:value-type="string" office:string-value="pario" calcext:value-type="string">
            <text:p>pario</text:p>
          </table:table-cell>
          <table:table-cell office:value-type="string" calcext:value-type="string">
            <text:p>´si´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13]" office:value-type="string" office:string-value="inseminada" calcext:value-type="string">
            <text:p>inseminada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2]" office:value-type="string" office:string-value="tb_vaca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7]" office:value-type="string" office:string-value="partos_vaca" calcext:value-type="string">
            <text:p>partos_vaca</text:p>
          </table:table-cell>
          <table:table-cell table:formula="of:=CONCATENATE([Tablas.C7]; ;&quot; +1 &quot;;)" office:value-type="string" office:string-value="partos_vaca +1 " calcext:value-type="string">
            <text:p>partos_vaca +1 </text:p>
          </table:table-cell>
          <table:table-cell/>
        </table:table-row>
        <table:table-row table:style-name="ro2">
          <table:table-cell/>
          <table:table-cell table:formula="of:=[Tablas.F11]" office:value-type="string" office:string-value="tb_estado_vaca" calcext:value-type="string">
            <text:p>tb_estado_vaca</text:p>
          </table:table-cell>
          <table:table-cell office:value-type="string" calcext:value-type="string">
            <text:p>update</text:p>
          </table:table-cell>
          <table:table-cell table:formula="of:=CONCATENATE([Tablas.F13]; ; &quot;,&quot; ; [Tablas.F14])" office:value-type="string" office:string-value="estado_vaca,ciclos_lactancia" calcext:value-type="string">
            <text:p>estado_vaca,ciclos_lactancia</text:p>
          </table:table-cell>
          <table:table-cell office:value-type="string" calcext:value-type="string">
            <text:p>'produccion' , '$cosechas_actual</text:p>
          </table:table-cell>
          <table:table-cell/>
        </table:table-row>
      </table:table>
      <table:table table:name="junta" table:style-name="ta1"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5" table:default-cell-style-name="Default"/>
        <table:table-row table:style-name="ro2">
          <table:table-cell/>
          <table:table-cell office:value-type="string" calcext:value-type="string">
            <text:p>CRUD junta</text:p>
          </table:table-cell>
          <table:table-cell table:style-name="ce20" office:value-type="string" calcext:value-type="string">
            <text:p>Catalogo nueva junta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junta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presidente, viceprecidente, tesorero, secretario, vocal(1,2,3)</text:p>
          </table:table-cell>
          <table:table-cell/>
          <table:table-cell table:style-name="ce19"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junta</text:p>
          </table:table-cell>
          <table:table-cell office:value-type="string" calcext:value-type="string">
            <text:p>update</text:p>
          </table:table-cell>
          <table:table-cell table:number-columns-repeated="3"/>
        </table:table-row>
      </table:table>
      <table:table table:name="censo" table:style-name="ta1"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24" table:default-cell-style-name="ce19"/>
        <table:table-row table:style-name="ro2">
          <table:table-cell/>
          <table:table-cell office:value-type="string" calcext:value-type="string">
            <text:p>CRUD Censo</text:p>
          </table:table-cell>
          <table:table-cell office:value-type="string" calcext:value-type="string">
            <text:p>Catalogo nuevo censo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2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 table:style-name="Default"/>
        </table:table-row>
        <table:table-row table:style-name="ro2">
          <table:table-cell/>
          <table:table-cell office:value-type="string" calcext:value-type="string">
            <text:p>tbherd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Peson, calfs,veals,steers,heifgrs,pregnantheifers,bulls cows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herd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Person,type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serto cuatro registros</text:p>
          </table:table-cell>
        </table:table-row>
        <table:table-row table:style-name="ro2">
          <table:table-cell/>
          <table:table-cell office:value-type="string" calcext:value-type="string">
            <text:p>tbPerson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,name,firsname,lastname,phonehome,phone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inserto dos registros</text:p>
          </table:table-cell>
        </table:table-row>
      </table:table>
      <table:table table:name="socio" table:style-name="ta1"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2" table:default-cell-style-name="ce19"/>
        <table:table-row table:style-name="ro2">
          <table:table-cell/>
          <table:table-cell office:value-type="string" calcext:value-type="string">
            <text:p>CRUD Socio</text:p>
          </table:table-cell>
          <table:table-cell office:value-type="string" calcext:value-type="string">
            <text:p>Catalogo nuevo Socio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2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 table:style-name="Default"/>
        </table:table-row>
        <table:table-row table:style-name="ro2">
          <table:table-cell/>
          <table:table-cell table:style-name="ce20"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insert</text:p>
          </table:table-cell>
          <table:table-cell table:style-name="ce20" table:formula="of:=CONCATENATE([Tablas.L65];[Tablas.A1];[Tablas.L66];[Tablas.A1];[Tablas.L67];[Tablas.A1];[Tablas.L68];[Tablas.A1];[Tablas.L69];[Tablas.A1];[Tablas.L70];[Tablas.A1];[Tablas.L71];[Tablas.A1];[Tablas.L72])" office:value-type="string" office:string-value="socioid, sociocedula, socionombre, socioprimerapellido, sociosegundoapellido, sociotelefono, sociocorreo, tipoactividadid" calcext:value-type="string">
            <text:p>socioid, sociocedula, socionombre, socioprimerapellido, sociosegundoapellido, sociotelefono, sociocorreo, tipoactividadid</text:p>
          </table:table-cell>
          <table:table-cell/>
          <table:table-cell office:value-type="string" calcext:value-type="string">
            <text:p>Inserta un nuevo socio</text:p>
          </table:table-cell>
        </table:table-row>
        <table:table-row table:style-name="ro2">
          <table:table-cell/>
          <table:table-cell table:style-name="ce20"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update</text:p>
          </table:table-cell>
          <table:table-cell table:style-name="ce20" table:formula="of:=CONCATENATE([Tablas.L65]; [Tablas.A1];[Tablas.L66] ;[Tablas.A1]; [Tablas.L67];[Tablas.A1]; [Tablas.L68]; [Tablas.A1];[Tablas.L69]; [Tablas.A1];[Tablas.L70];[Tablas.A1]; [Tablas.L71];[Tablas.A1]; [Tablas.L72])" office:value-type="string" office:string-value="socioid, sociocedula, socionombre, socioprimerapellido, sociosegundoapellido, sociotelefono, sociocorreo, tipoactividadid" calcext:value-type="string">
            <text:p>socioid, sociocedula, socionombre, socioprimerapellido, sociosegundoapellido, sociotelefono, sociocorreo, tipoactividadid</text:p>
          </table:table-cell>
          <table:table-cell office:value-type="string" calcext:value-type="string">
            <text:p>WHERE socioid =idnuevo</text:p>
          </table:table-cell>
          <table:table-cell office:value-type="string" calcext:value-type="string">
            <text:p>Modifica el socio insertado</text:p>
          </table:table-cell>
        </table:table-row>
        <table:table-row table:style-name="ro2">
          <table:table-cell/>
          <table:table-cell table:style-name="ce20"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delete</text:p>
          </table:table-cell>
          <table:table-cell table:style-name="ce20" table:formula="of:=CONCATENATE([Tablas.L65]; [Tablas.A1];[Tablas.L66] ;[Tablas.A1]; [Tablas.L67];[Tablas.A1]; [Tablas.L68]; [Tablas.A1];[Tablas.L69]; [Tablas.A1];[Tablas.L70];[Tablas.A1]; [Tablas.L71];[Tablas.A1]; [Tablas.L72])" office:value-type="string" office:string-value="socioid, sociocedula, socionombre, socioprimerapellido, sociosegundoapellido, sociotelefono, sociocorreo, tipoactividadid" calcext:value-type="string">
            <text:p>socioid, sociocedula, socionombre, socioprimerapellido, sociosegundoapellido, sociotelefono, sociocorreo, tipoactividadid</text:p>
          </table:table-cell>
          <table:table-cell/>
          <table:table-cell office:value-type="string" calcext:value-type="string">
            <text:p>Eliminar un socio</text:p>
          </table:table-cell>
        </table:table-row>
        <table:table-row table:style-name="ro2">
          <table:table-cell/>
          <table:table-cell table:style-name="ce20"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select</text:p>
          </table:table-cell>
          <table:table-cell table:formula="of:=CONCATENATE([Tablas.L65]; [Tablas.A1];[Tablas.L66] ;[Tablas.A1]; [Tablas.L67];[Tablas.A1]; [Tablas.L68]; [Tablas.A1];[Tablas.L69]; [Tablas.A1];[Tablas.L70];[Tablas.A1]; [Tablas.L71];[Tablas.A1]; [Tablas.L72])" office:value-type="string" office:string-value="socioid, sociocedula, socionombre, socioprimerapellido, sociosegundoapellido, sociotelefono, sociocorreo, tipoactividadid" calcext:value-type="string">
            <text:p>socioid, sociocedula, socionombre, socioprimerapellido, sociosegundoapellido, sociotelefono, sociocorreo, tipoactividadid</text:p>
          </table:table-cell>
          <table:table-cell/>
          <table:table-cell office:value-type="string" calcext:value-type="string">
            <text:p>Seleccionar todos los socios</text:p>
          </table:table-cell>
        </table:table-row>
        <table:table-row table:style-name="ro2">
          <table:table-cell table:number-columns-repeated="5"/>
          <table:table-cell table:style-name="Default"/>
        </table:table-row>
        <table:table-row table:style-name="ro2">
          <table:table-cell/>
          <table:table-cell table:formula="of:=[Tablas.F64]" office:value-type="string" office:string-value="tbsociodireccion" calcext:value-type="string">
            <text:p>tbsociodireccion</text:p>
          </table:table-cell>
          <table:table-cell office:value-type="string" calcext:value-type="string">
            <text:p>insert</text:p>
          </table:table-cell>
          <table:table-cell table:style-name="ce20"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/>
          <table:table-cell office:value-type="string" calcext:value-type="string">
            <text:p>Insertar una direccion de un socio</text:p>
          </table:table-cell>
        </table:table-row>
        <table:table-row table:style-name="ro2">
          <table:table-cell/>
          <table:table-cell table:formula="of:=[Tablas.F64]" office:value-type="string" office:string-value="tbsociodireccion" calcext:value-type="string">
            <text:p>tbsociodireccion</text:p>
          </table:table-cell>
          <table:table-cell office:value-type="string" calcext:value-type="string">
            <text:p>update</text:p>
          </table:table-cell>
          <table:table-cell table:style-name="ce20"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/>
          <table:table-cell office:value-type="string" calcext:value-type="string">
            <text:p>Actualizar una direccion de un socio</text:p>
          </table:table-cell>
        </table:table-row>
        <table:table-row table:style-name="ro2">
          <table:table-cell/>
          <table:table-cell table:formula="of:=[Tablas.F64]" office:value-type="string" office:string-value="tbsociodireccion" calcext:value-type="string">
            <text:p>tbsociodireccion</text:p>
          </table:table-cell>
          <table:table-cell office:value-type="string" calcext:value-type="string">
            <text:p>delete</text:p>
          </table:table-cell>
          <table:table-cell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/>
          <table:table-cell office:value-type="string" calcext:value-type="string">
            <text:p>Eliminar una direccion de un socio</text:p>
          </table:table-cell>
        </table:table-row>
        <table:table-row table:style-name="ro2">
          <table:table-cell/>
          <table:table-cell table:formula="of:=[Tablas.F64]" office:value-type="string" office:string-value="tbsociodireccion" calcext:value-type="string">
            <text:p>tbsociodireccion</text:p>
          </table:table-cell>
          <table:table-cell office:value-type="string" calcext:value-type="string">
            <text:p>select</text:p>
          </table:table-cell>
          <table:table-cell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/>
          <table:table-cell office:value-type="string" calcext:value-type="string">
            <text:p>Seleccionar todos los socios</text:p>
          </table:table-cell>
        </table:table-row>
        <table:table-row table:style-name="ro2">
          <table:table-cell table:number-columns-repeated="5"/>
          <table:table-cell table:style-name="Default"/>
        </table:table-row>
        <table:table-row table:style-name="ro2">
          <table:table-cell table:number-columns-repeated="3"/>
          <table:table-cell table:style-name="ce20"/>
          <table:table-cell/>
          <table:table-cell table:style-name="Default"/>
        </table:table-row>
        <table:table-row table:style-name="ro2">
          <table:table-cell table:number-columns-repeated="6"/>
        </table:table-row>
      </table:table>
      <table:table table:name="finca" table:style-name="ta1">
        <table:table-column table:style-name="co30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number-columns-repeated="2" table:default-cell-style-name="Default"/>
        <table:table-row table:style-name="ro2">
          <table:table-cell/>
          <table:table-cell office:value-type="string" calcext:value-type="string">
            <text:p>CRUD Socio</text:p>
          </table:table-cell>
          <table:table-cell office:value-type="string" calcext:value-type="string">
            <text:p>Catalogo nuevo Socio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44" office:value-type="string" calcext:value-type="string">
            <text:p>tabla</text:p>
          </table:table-cell>
          <table:table-cell table:style-name="ce44" office:value-type="string" calcext:value-type="string">
            <text:p>sql</text:p>
          </table:table-cell>
          <table:table-cell table:style-name="ce44" office:value-type="string" calcext:value-type="string">
            <text:p>campo</text:p>
          </table:table-cell>
          <table:table-cell table:style-name="ce44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table:style-name="ce47"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insert</text:p>
          </table:table-cell>
          <table:table-cell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/>
          <table:table-cell table:style-name="ce46" office:value-type="string" calcext:value-type="string">
            <text:p>inserto dos registros</text:p>
          </table:table-cell>
        </table:table-row>
        <table:table-row table:style-name="ro2">
          <table:table-cell/>
          <table:table-cell table:style-name="ce47" table:formula="of:=[Tablas.F75]" office:value-type="string" office:string-value="tbfincadireccion" calcext:value-type="string">
            <text:p>tbfincadireccion</text:p>
          </table:table-cell>
          <table:table-cell office:value-type="string" calcext:value-type="string">
            <text:p>insert</text:p>
          </table:table-cell>
          <table:table-cell table:formula="of:=CONCATENATE([Tablas.F76];[Tablas.A1];[Tablas.F77];[Tablas.A1];[Tablas.F78];[Tablas.A1];[Tablas.F79];[Tablas.A1];[Tablas.F80];[Tablas.A1];[Tablas.F81])" office:value-type="string" office:string-value="fincaid, fincaprovincia, fincacanton, fincadistrito, fincapueblo, fincaexacta" calcext:value-type="string">
            <text:p>fincaid, fincaprovincia, fincacanton, fincadistrito, fincapueblo, fincaexacta</text:p>
          </table:table-cell>
          <table:table-cell/>
          <table:table-cell table:style-name="ce46" office:value-type="string" calcext:value-type="string">
            <text:p>inserto dos registros</text:p>
          </table:table-cell>
        </table:table-row>
        <table:table-row table:style-name="ro2">
          <table:table-cell/>
          <table:table-cell table:style-name="ce47" table:formula="of:=[Tablas.I75]" office:value-type="string" office:string-value="tbfincatipo" calcext:value-type="string">
            <text:p>tbfincatipo</text:p>
          </table:table-cell>
          <table:table-cell office:value-type="string" calcext:value-type="string">
            <text:p>insert</text:p>
          </table:table-cell>
          <table:table-cell table:formula="of:=CONCATENATE([Tablas.I77])" office:value-type="string" office:string-value="fincatiponombre" calcext:value-type="string">
            <text:p>fincatiponombre</text:p>
          </table:table-cell>
          <table:table-cell/>
          <table:table-cell table:style-name="ce46" office:value-type="string" calcext:value-type="string">
            <text:p>inserto dos registros</text:p>
          </table:table-cell>
        </table:table-row>
        <table:table-row table:style-name="ro2">
          <table:table-cell table:number-columns-repeated="3"/>
          <table:table-cell table:style-name="ce48"/>
          <table:table-cell table:number-columns-repeated="2"/>
        </table:table-row>
        <table:table-row table:style-name="ro2" table:number-rows-repeated="10">
          <table:table-cell table:number-columns-repeated="6"/>
        </table:table-row>
        <table:table-row table:style-name="ro2">
          <table:table-cell table:number-columns-repeated="3"/>
          <table:table-cell table:formula="of:=CONCATENATE([Tablas.L2])">
            <text:p/>
          </table:table-cell>
          <table:table-cell table:number-columns-repeated="2"/>
        </table:table-row>
      </table:table>
      <table:table table:name="sociodestadoetalle" table:style-name="ta1">
        <table:table-column table:style-name="co12" table:number-columns-repeated="2" table:default-cell-style-name="Default"/>
        <table:table-row table:style-name="ro2" table:number-rows-repeated="7">
          <table:table-cell table:number-columns-repeated="2"/>
        </table:table-row>
        <table:table-row table:style-name="ro2">
          <table:table-cell/>
          <table:table-cell office:value-type="string" calcext:value-type="string">
            <text:p>socioestadoid`, `socioestadodet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¢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 style:data-style-name="N2" text:time-value="15:21:59.6978112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09:18:06.378634395</meta:creation-date>
    <dc:date>2017-09-02T15:22:12.524086399</dc:date>
    <meta:editing-duration>PT23H59M29S</meta:editing-duration>
    <meta:editing-cycles>28</meta:editing-cycles>
    <meta:generator>LibreOffice/5.1.4.2$Linux_X86_64 LibreOffice_project/10m0$Build-2</meta:generator>
    <meta:document-statistic meta:table-count="7" meta:cell-count="320" meta:object-count="0"/>
  </office:meta>
</office:document-meta>
</file>